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Standard">
      <style:text-properties style:font-name="Liberation Serif" fo:font-size="10pt" officeooo:rsid="001e4b89" officeooo:paragraph-rsid="000b4d04" style:font-size-asian="10pt" style:font-size-complex="10pt"/>
    </style:style>
    <style:style style:name="P3" style:family="paragraph" style:parent-style-name="Standard">
      <style:text-properties style:font-name="Liberation Serif" fo:font-size="10pt" officeooo:rsid="001e4b89" officeooo:paragraph-rsid="000e86ee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0e86ee" style:font-size-asian="10pt" style:font-size-complex="10pt"/>
    </style:style>
    <style:style style:name="P5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erif" fo:font-size="10pt" fo:font-weight="bold" officeooo:rsid="001e4b89" officeooo:paragraph-rsid="000b4d04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erif" fo:font-size="10pt" fo:font-weight="bold" officeooo:rsid="001e4b89" officeooo:paragraph-rsid="000e86ee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fo:font-weight="bold" officeooo:rsid="0022dfc3" officeooo:paragraph-rsid="000b4d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fo:font-weight="bold" officeooo:rsid="0022dfc3" officeooo:paragraph-rsid="000e86e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fo:font-weight="bold" officeooo:rsid="005d59cf" officeooo:paragraph-rsid="000b4d0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erif" fo:font-size="10pt" fo:font-weight="bold" officeooo:rsid="005d59cf" officeooo:paragraph-rsid="000e86ee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Serif" fo:font-size="10pt" fo:font-weight="bold" officeooo:paragraph-rsid="000e86e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Serif" fo:font-size="10pt" fo:font-style="italic" officeooo:rsid="00261379" officeooo:paragraph-rsid="000b4d04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Liberation Serif" fo:font-size="10pt" fo:font-style="italic" officeooo:rsid="00261379" officeooo:paragraph-rsid="000e86ee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Liberation Serif" fo:font-size="10pt" fo:font-style="italic" officeooo:rsid="001e4b89" officeooo:paragraph-rsid="000b4d04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Liberation Serif" fo:font-size="10pt" fo:font-style="italic" officeooo:rsid="001e4b89" officeooo:paragraph-rsid="000e86ee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Liberation Serif" fo:font-size="10pt" fo:font-style="italic" fo:font-weight="bold" officeooo:rsid="0027718f" officeooo:paragraph-rsid="000b4d04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style:font-name="Liberation Serif" fo:font-size="10pt" fo:font-style="italic" fo:font-weight="bold" officeooo:rsid="0027718f" officeooo:paragraph-rsid="000e86ee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Liberation Serif" fo:font-size="10pt" fo:font-style="normal" fo:font-weight="bold" officeooo:rsid="00537deb" officeooo:paragraph-rsid="000b4d04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style:font-name="Liberation Serif" fo:font-size="10pt" fo:font-style="normal" fo:font-weight="bold" officeooo:rsid="00537deb" officeooo:paragraph-rsid="000e86ee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style:font-name="Liberation Serif" fo:font-size="10pt" fo:font-style="normal" fo:font-weight="bold" officeooo:rsid="0059c513" officeooo:paragraph-rsid="000b4d04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style:font-name="Liberation Serif" fo:font-size="10pt" fo:font-style="normal" fo:font-weight="bold" officeooo:rsid="0059c513" officeooo:paragraph-rsid="000e86ee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style:font-name="Liberation Serif" fo:font-size="10pt" fo:font-style="normal" fo:font-weight="normal" officeooo:rsid="003a21c8" officeooo:paragraph-rsid="000b4d04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Liberation Serif" fo:font-size="10pt" fo:font-style="normal" fo:font-weight="normal" officeooo:rsid="003a21c8" officeooo:paragraph-rsid="000e86e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Liberation Serif" fo:font-size="10pt" fo:font-style="normal" fo:font-weight="normal" officeooo:rsid="0060b1fa" officeooo:paragraph-rsid="000b4d04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Liberation Serif" fo:font-size="10pt" fo:font-style="normal" fo:font-weight="normal" officeooo:rsid="0060b1fa" officeooo:paragraph-rsid="000e86e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Liberation Serif" fo:font-size="10pt" fo:font-style="normal" fo:font-weight="normal" officeooo:rsid="0047a4cb" officeooo:paragraph-rsid="000b4d0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Liberation Serif" fo:font-size="10pt" fo:font-style="normal" fo:font-weight="normal" officeooo:rsid="0047a4cb" officeooo:paragraph-rsid="000e86e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Liberation Serif" fo:font-size="10pt" fo:font-weight="normal" officeooo:paragraph-rsid="000e86ee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Liberation Serif" fo:font-size="10pt" fo:font-weight="normal" officeooo:paragraph-rsid="001f1d79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Liberation Serif" fo:font-size="10pt" fo:font-weight="normal" officeooo:paragraph-rsid="0021494d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Liberation Serif" fo:font-size="10pt" fo:font-weight="normal" officeooo:paragraph-rsid="002286d3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Liberation Serif" fo:font-size="8pt" style:font-size-asian="8pt" style:font-size-complex="8pt"/>
    </style:style>
    <style:style style:name="P35" style:family="paragraph" style:parent-style-name="Standard">
      <style:text-properties style:font-name="Liberation Serif" fo:font-size="8pt" officeooo:rsid="001e4b89" officeooo:paragraph-rsid="000b4d04" style:font-size-asian="8pt" style:font-size-complex="8pt"/>
    </style:style>
    <style:style style:name="P36" style:family="paragraph" style:parent-style-name="Standard">
      <style:text-properties style:font-name="Liberation Serif" fo:font-size="8pt" officeooo:rsid="001e4b89" officeooo:paragraph-rsid="000e86ee" style:font-size-asian="8pt" style:font-size-complex="8pt"/>
    </style:style>
    <style:style style:name="P37" style:family="paragraph" style:parent-style-name="Standard">
      <style:text-properties style:font-name="Liberation Serif" fo:font-size="8pt" officeooo:rsid="001b06f3" officeooo:paragraph-rsid="000b4d04" style:font-size-asian="8pt" style:font-size-complex="8pt"/>
    </style:style>
    <style:style style:name="P38" style:family="paragraph" style:parent-style-name="Standard">
      <style:text-properties style:font-name="Liberation Serif" fo:font-size="8pt" officeooo:rsid="001b06f3" officeooo:paragraph-rsid="000e86ee" style:font-size-asian="8pt" style:font-size-complex="8pt"/>
    </style:style>
    <style:style style:name="P39" style:family="paragraph" style:parent-style-name="Standard">
      <style:text-properties style:font-name="Liberation Serif" fo:font-size="8pt" officeooo:paragraph-rsid="000b4d04" style:font-size-asian="8pt" style:font-size-complex="8pt"/>
    </style:style>
    <style:style style:name="P40" style:family="paragraph" style:parent-style-name="Standard">
      <style:text-properties style:font-name="Liberation Serif" fo:font-size="8pt" officeooo:paragraph-rsid="000e86ee" style:font-size-asian="8pt" style:font-size-complex="8pt"/>
    </style:style>
    <style:style style:name="P41" style:family="paragraph" style:parent-style-name="Standard">
      <style:text-properties style:font-name="Liberation Serif" fo:font-size="8pt" fo:font-style="italic" officeooo:rsid="00261379" officeooo:paragraph-rsid="000b4d04" style:font-size-asian="8pt" style:font-style-asian="italic" style:font-size-complex="8pt" style:font-style-complex="italic"/>
    </style:style>
    <style:style style:name="P42" style:family="paragraph" style:parent-style-name="Standard">
      <style:text-properties style:font-name="Liberation Serif" fo:font-size="8pt" fo:font-style="italic" officeooo:rsid="00261379" officeooo:paragraph-rsid="000e86ee" style:font-size-asian="8pt" style:font-style-asian="italic" style:font-size-complex="8pt" style:font-style-complex="italic"/>
    </style:style>
    <style:style style:name="P43" style:family="paragraph" style:parent-style-name="Standard">
      <style:text-properties style:font-name="Liberation Serif" fo:font-size="8pt" fo:font-style="normal" fo:font-weight="normal" officeooo:rsid="003a21c8" officeooo:paragraph-rsid="000b4d04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text-properties style:font-name="Liberation Serif" fo:font-size="8pt" fo:font-style="normal" fo:font-weight="normal" officeooo:rsid="003a21c8" officeooo:paragraph-rsid="000e86ee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text-properties style:font-name="Liberation Serif" fo:font-size="8pt" fo:font-style="normal" style:text-underline-style="none" fo:font-weight="normal" officeooo:rsid="005a391a" officeooo:paragraph-rsid="000b4d04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text-properties style:font-name="Liberation Serif" fo:font-size="8pt" fo:font-style="normal" style:text-underline-style="none" fo:font-weight="normal" officeooo:rsid="005a391a" officeooo:paragraph-rsid="000e86ee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>
      <style:text-properties style:font-name="Liberation Serif" fo:font-size="8pt" fo:font-weight="normal" officeooo:paragraph-rsid="000e86ee" style:font-size-asian="8pt" style:font-weight-asian="normal" style:font-size-complex="8pt" style:font-weight-complex="normal"/>
    </style:style>
    <style:style style:name="P49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0" style:family="paragraph" style:parent-style-name="Standard">
      <style:text-properties style:font-name="Liberation Serif" fo:font-size="8pt" fo:font-weight="bold" officeooo:paragraph-rsid="000e86ee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paragraph-rsid="00065a30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paragraph-rsid="000e86ee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Liberation Serif" fo:font-size="10pt" style:text-underline-style="none" fo:font-weight="bold" officeooo:rsid="001b06f3" officeooo:paragraph-rsid="000b4d04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Liberation Serif" fo:font-size="10pt" style:text-underline-style="none" fo:font-weight="bold" officeooo:rsid="001b06f3" officeooo:paragraph-rsid="00238c92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5a30"/>
    </style:style>
    <style:style style:name="T3" style:family="text">
      <style:text-properties officeooo:rsid="00089857"/>
    </style:style>
    <style:style style:name="T4" style:family="text">
      <style:text-properties officeooo:rsid="001d1645"/>
    </style:style>
    <style:style style:name="T5" style:family="text">
      <style:text-properties fo:font-style="italic" officeooo:rsid="001d1645" style:font-style-asian="italic" style:font-style-complex="italic"/>
    </style:style>
    <style:style style:name="T6" style:family="text">
      <style:text-properties fo:font-style="italic" style:text-underline-style="none" officeooo:rsid="005df68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officeooo:rsid="001d1645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d1645" style:font-style-asian="normal" style:font-style-complex="normal"/>
    </style:style>
    <style:style style:name="T10" style:family="text">
      <style:text-properties fo:font-style="normal" style:text-underline-style="none" officeooo:rsid="003106d9" style:font-style-asian="normal" style:font-style-complex="normal"/>
    </style:style>
    <style:style style:name="T11" style:family="text">
      <style:text-properties fo:font-style="normal" style:text-underline-style="none" officeooo:rsid="002aa6d7" style:font-style-asian="normal" style:font-style-complex="normal"/>
    </style:style>
    <style:style style:name="T12" style:family="text">
      <style:text-properties fo:font-style="normal" style:text-underline-style="none" officeooo:rsid="002bef10" style:font-style-asian="normal" style:font-style-complex="normal"/>
    </style:style>
    <style:style style:name="T13" style:family="text">
      <style:text-properties fo:font-style="normal" style:text-underline-style="none" officeooo:rsid="002f44c8" style:font-style-asian="normal" style:font-style-complex="normal"/>
    </style:style>
    <style:style style:name="T14" style:family="text">
      <style:text-properties fo:font-style="normal" style:text-underline-style="none" officeooo:rsid="0031aeea" style:font-style-asian="normal" style:font-style-complex="normal"/>
    </style:style>
    <style:style style:name="T15" style:family="text">
      <style:text-properties fo:font-style="normal" style:text-underline-style="none" officeooo:rsid="0037d713" style:font-style-asian="normal" style:font-style-complex="normal"/>
    </style:style>
    <style:style style:name="T16" style:family="text">
      <style:text-properties fo:font-style="normal" style:text-underline-style="none" officeooo:rsid="005218a5" style:font-style-asian="normal" style:font-style-complex="normal"/>
    </style:style>
    <style:style style:name="T17" style:family="text">
      <style:text-properties fo:font-style="normal" style:text-underline-style="none" officeooo:rsid="0039a103" style:font-style-asian="normal" style:font-style-complex="normal"/>
    </style:style>
    <style:style style:name="T18" style:family="text">
      <style:text-properties fo:font-style="normal" style:text-underline-style="none" officeooo:rsid="001fec23" style:font-style-asian="normal" style:font-style-complex="normal"/>
    </style:style>
    <style:style style:name="T19" style:family="text">
      <style:text-properties fo:font-style="normal" style:text-underline-style="none" officeooo:rsid="00214bed" style:font-style-asian="normal" style:font-style-complex="normal"/>
    </style:style>
    <style:style style:name="T20" style:family="text">
      <style:text-properties fo:font-style="normal" style:text-underline-style="none" officeooo:rsid="0021bb54" style:font-style-asian="normal" style:font-style-complex="normal"/>
    </style:style>
    <style:style style:name="T21" style:family="text">
      <style:text-properties fo:font-style="normal" style:text-underline-style="none" officeooo:rsid="0022f1b9" style:font-style-asian="normal" style:font-style-complex="normal"/>
    </style:style>
    <style:style style:name="T22" style:family="text">
      <style:text-properties fo:font-style="normal" style:text-underline-style="none" officeooo:rsid="002482a3" style:font-style-asian="normal" style:font-style-complex="normal"/>
    </style:style>
    <style:style style:name="T23" style:family="text">
      <style:text-properties fo:font-style="normal" style:text-underline-style="none" officeooo:rsid="0028ad5d" style:font-style-asian="normal" style:font-style-complex="normal"/>
    </style:style>
    <style:style style:name="T24" style:family="text">
      <style:text-properties fo:font-style="normal" style:text-underline-style="none" officeooo:rsid="005df68c" style:font-style-asian="normal" style:font-style-complex="normal"/>
    </style:style>
    <style:style style:name="T25" style:family="text">
      <style:text-properties fo:font-style="normal" style:text-underline-style="none" officeooo:rsid="005f6a1e" style:font-style-asian="normal" style:font-style-complex="normal"/>
    </style:style>
    <style:style style:name="T26" style:family="text">
      <style:text-properties fo:font-style="normal" style:text-underline-style="none" officeooo:rsid="005fdee7" style:font-style-asian="normal" style:font-style-complex="normal"/>
    </style:style>
    <style:style style:name="T27" style:family="text">
      <style:text-properties fo:font-style="normal" style:text-underline-style="none" officeooo:rsid="000c0b10" style:font-style-asian="normal" style:font-style-complex="normal"/>
    </style:style>
    <style:style style:name="T28" style:family="text">
      <style:text-properties fo:font-style="normal" style:text-underline-style="none" fo:font-weight="normal" officeooo:rsid="0040bff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5b1910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9a103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5a391a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1d1645" style:font-style-asian="normal" style:font-style-complex="normal"/>
    </style:style>
    <style:style style:name="T33" style:family="text">
      <style:text-properties fo:font-style="normal" officeooo:rsid="003106d9" style:font-style-asian="normal" style:font-style-complex="normal"/>
    </style:style>
    <style:style style:name="T34" style:family="text">
      <style:text-properties fo:font-style="normal" officeooo:rsid="00238c92" style:font-style-asian="normal" style:font-style-complex="normal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2482a3"/>
    </style:style>
    <style:style style:name="T37" style:family="text">
      <style:text-properties style:text-underline-style="none" officeooo:rsid="00610b0c"/>
    </style:style>
    <style:style style:name="T38" style:family="text">
      <style:text-properties style:text-underline-style="none" officeooo:rsid="00466936"/>
    </style:style>
    <style:style style:name="T39" style:family="text">
      <style:text-properties style:text-underline-style="none" officeooo:rsid="0047f4c3"/>
    </style:style>
    <style:style style:name="T40" style:family="text">
      <style:text-properties style:text-underline-style="none" officeooo:rsid="004a27e8"/>
    </style:style>
    <style:style style:name="T41" style:family="text">
      <style:text-properties style:text-underline-style="none" officeooo:rsid="001d1645"/>
    </style:style>
    <style:style style:name="T42" style:family="text">
      <style:text-properties style:text-underline-style="none" officeooo:rsid="00547816"/>
    </style:style>
    <style:style style:name="T43" style:family="text">
      <style:text-properties style:text-underline-style="none" officeooo:rsid="002aa6d7"/>
    </style:style>
    <style:style style:name="T44" style:family="text">
      <style:text-properties style:text-underline-style="none" officeooo:rsid="0028ad5d"/>
    </style:style>
    <style:style style:name="T45" style:family="text">
      <style:text-properties style:text-underline-style="none" officeooo:rsid="0040bffc"/>
    </style:style>
    <style:style style:name="T46" style:family="text">
      <style:text-properties style:text-underline-style="none" officeooo:rsid="005b1910"/>
    </style:style>
    <style:style style:name="T47" style:family="text">
      <style:text-properties style:text-underline-style="none" officeooo:rsid="002bef10"/>
    </style:style>
    <style:style style:name="T48" style:family="text">
      <style:text-properties style:text-underline-style="none" officeooo:rsid="002d4bcb"/>
    </style:style>
    <style:style style:name="T49" style:family="text">
      <style:text-properties style:text-underline-style="none" officeooo:rsid="002f44c8"/>
    </style:style>
    <style:style style:name="T50" style:family="text">
      <style:text-properties style:text-underline-style="none" officeooo:rsid="0031aeea"/>
    </style:style>
    <style:style style:name="T51" style:family="text">
      <style:text-properties style:text-underline-style="none" officeooo:rsid="0037d713"/>
    </style:style>
    <style:style style:name="T52" style:family="text">
      <style:text-properties style:text-underline-style="none" officeooo:rsid="0051284d"/>
    </style:style>
    <style:style style:name="T53" style:family="text">
      <style:text-properties style:text-underline-style="none" officeooo:rsid="005218a5"/>
    </style:style>
    <style:style style:name="T54" style:family="text">
      <style:text-properties style:text-underline-style="none" officeooo:rsid="0039a103"/>
    </style:style>
    <style:style style:name="T55" style:family="text">
      <style:text-properties style:text-underline-style="none" officeooo:rsid="0055d91e"/>
    </style:style>
    <style:style style:name="T56" style:family="text">
      <style:text-properties style:text-underline-style="none" fo:font-weight="bold" style:font-weight-asian="bold" style:font-weight-complex="bold"/>
    </style:style>
    <style:style style:name="T57" style:family="text">
      <style:text-properties style:text-underline-style="none" fo:font-weight="bold" officeooo:rsid="0055d91e" style:font-weight-asian="bold" style:font-weight-complex="bold"/>
    </style:style>
    <style:style style:name="T58" style:family="text">
      <style:text-properties style:text-underline-style="none" fo:font-weight="bold" officeooo:rsid="00610b0c" style:font-weight-asian="bold" style:font-weight-complex="bold"/>
    </style:style>
    <style:style style:name="T59" style:family="text">
      <style:text-properties style:text-underline-style="none" fo:font-weight="bold" officeooo:rsid="000c0b10" style:font-weight-asian="bold" style:font-weight-complex="bold"/>
    </style:style>
    <style:style style:name="T60" style:family="text">
      <style:text-properties style:text-underline-style="none" officeooo:rsid="000b4d04"/>
    </style:style>
    <style:style style:name="T61" style:family="text">
      <style:text-properties style:text-underline-style="none" officeooo:rsid="000c0b10"/>
    </style:style>
    <style:style style:name="T62" style:family="text">
      <style:text-properties officeooo:rsid="000d2669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089857" style:font-weight-asian="bold" style:font-weight-complex="bold"/>
    </style:style>
    <style:style style:name="T65" style:family="text">
      <style:text-properties officeooo:rsid="0019849a"/>
    </style:style>
    <style:style style:name="T66" style:family="text">
      <style:text-properties officeooo:rsid="001b7ac0"/>
    </style:style>
    <style:style style:name="T67" style:family="text">
      <style:text-properties officeooo:rsid="002149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QCM « la fin de la République » <text:span text:style-name="T2">jusqu’à -27</text:span></text:p>
      <text:p text:style-name="P34"/>
      <text:p text:style-name="P53">(01) <text:span text:style-name="T4">Tiberius Graccus propose en vain de limiter le droit de la </text:span><text:span text:style-name="T5">possessio</text:span><text:span text:style-name="T32"> individuel</text:span><text:span text:style-name="T34">le</text:span><text:span text:style-name="T32"> mais meurt e</text:span><text:span text:style-name="T33">n …</text:span></text:p>
      <text:p text:style-name="P2"><text:span text:style-name="T9">*1</text:span><text:span text:style-name="T8">33 / </text:span><text:span text:style-name="T28">115 / </text:span><text:span text:style-name="T29">100 / </text:span><text:span text:style-name="T11">82 / </text:span><text:span text:style-name="T12">73 / </text:span><text:span text:style-name="T13">63 / </text:span><text:span text:style-name="T14">62 / </text:span><text:span text:style-name="T15">60 / </text:span><text:span text:style-name="T16">54 / </text:span><text:span text:style-name="T17">53</text:span><text:span text:style-name="T30"> / </text:span><text:span text:style-name="T31">48</text:span></text:p>
      <text:p text:style-name="P45"/>
      <text:p text:style-name="P6"><text:span text:style-name="T8">(02) Gaius</text:span><text:span text:style-name="T9"> Graccus propose en vain d</text:span><text:span text:style-name="T8">'assigner plus généreusement des terres à cultiver mais meur</text:span><text:span text:style-name="T10">t …</text:span></text:p>
      <text:p text:style-name="P2"><text:span text:style-name="T8">jeté dans le Tibre / </text:span><text:span text:style-name="T18">poignardé en plein Sénat / </text:span><text:span text:style-name="T19">après une campagne contre les Parthes / *sur le Janicule / </text:span><text:span text:style-name="T20">en exil / </text:span></text:p>
      <text:p text:style-name="P35"/>
      <text:p text:style-name="P8"><text:span text:style-name="T20">(</text:span><text:span text:style-name="T8">03) </text:span><text:span text:style-name="T21">Gaius Marius (157 – 86) </text:span><text:span text:style-name="T22">était le chef de fil des …</text:span></text:p>
      <text:p text:style-name="P13"><text:span text:style-name="T36">*p</text:span><text:span text:style-name="T35">opulares</text:span><text:span text:style-name="T8"> / </text:span><text:span text:style-name="T35">optimates</text:span><text:span text:style-name="T8"> / du parti de la troisième voie, des modérés</text:span></text:p>
      <text:p text:style-name="P41"/>
      <text:p text:style-name="P17"><text:span text:style-name="T8">(04) </text:span><text:span text:style-name="T23">Sylla, l'adversaire de Marius s'oppose à lui lors de la première guerre civile (88-87) puis lors de la seconde, en…</text:span></text:p>
      <text:p text:style-name="P15"><text:span text:style-name="T11">1</text:span><text:span text:style-name="T23">33 / </text:span><text:span text:style-name="T28">115 / </text:span><text:span text:style-name="T29">100 / </text:span><text:span text:style-name="T23">*</text:span><text:span text:style-name="T11">82 /</text:span><text:span text:style-name="T12"> 73 / </text:span><text:span text:style-name="T13">63 / </text:span><text:span text:style-name="T14">62 / </text:span><text:span text:style-name="T15">60 </text:span><text:span text:style-name="T17">/ 53</text:span><text:span text:style-name="T30"> / </text:span><text:span text:style-name="T31">48</text:span></text:p>
      <text:p text:style-name="P45"/>
      <text:p text:style-name="P19"><text:span text:style-name="T41">(</text:span><text:span text:style-name="T61">05</text:span><text:span text:style-name="T35">) </text:span><text:span text:style-name="T60">Pompée</text:span><text:span text:style-name="T42"> est vaincu par Jules César à Pharsale, en …</text:span></text:p>
      <text:p text:style-name="P23"><text:span text:style-name="T43">1</text:span><text:span text:style-name="T44">33 / </text:span><text:span text:style-name="T45">115 / </text:span><text:span text:style-name="T46">100 / </text:span><text:span text:style-name="T43">82 /</text:span><text:span text:style-name="T47"> 7</text:span><text:span text:style-name="T48">3 / </text:span><text:span text:style-name="T49">63 / </text:span><text:span text:style-name="T50">62 / </text:span><text:span text:style-name="T51">60 / </text:span><text:span text:style-name="T52">54 </text:span><text:span text:style-name="T51">/ </text:span><text:span text:style-name="T53">5</text:span><text:span text:style-name="T54">3 / *</text:span><text:span text:style-name="T55">48</text:span></text:p>
      <text:p text:style-name="P43"/>
      <text:p text:style-name="P21"><text:span text:style-name="T55">(</text:span><text:span text:style-name="T61">06</text:span><text:span text:style-name="T35">) </text:span><text:span text:style-name="T46">Jules César est né en…</text:span></text:p>
      <text:p text:style-name="P23"><text:span text:style-name="T43">1</text:span><text:span text:style-name="T44">33 / </text:span><text:span text:style-name="T45">115 / *</text:span><text:span text:style-name="T46">100 / </text:span><text:span text:style-name="T43">82 /</text:span><text:span text:style-name="T47"> 7</text:span><text:span text:style-name="T48">3 / </text:span><text:span text:style-name="T49">63 / </text:span><text:span text:style-name="T50">62 / </text:span><text:span text:style-name="T51">60 / </text:span><text:span text:style-name="T52">54 </text:span><text:span text:style-name="T51">/ </text:span><text:span text:style-name="T53">5</text:span><text:span text:style-name="T54">3 / </text:span><text:span text:style-name="T55">48</text:span></text:p>
      <text:p text:style-name="P37"/>
      <text:p text:style-name="P10"><text:span text:style-name="T9">(</text:span><text:span text:style-name="T27">07</text:span><text:span text:style-name="T8">) Sa carrière est rapide : il sera </text:span><text:span text:style-name="T24">à la tête de la religion romaine, </text:span><text:span text:style-name="T6">pontifex maximus</text:span><text:span text:style-name="T24">, souverain pontife, </text:span><text:span text:style-name="T25">peu avant la con</text:span><text:span text:style-name="T26">juration de Catilina, </text:span><text:span text:style-name="T24">en…</text:span></text:p>
      <text:p text:style-name="P23"><text:span text:style-name="T43">1</text:span><text:span text:style-name="T44">33 / </text:span><text:span text:style-name="T45">115 / </text:span><text:span text:style-name="T46">100 / </text:span><text:span text:style-name="T43">82 /</text:span><text:span text:style-name="T47"> 7</text:span><text:span text:style-name="T48">3 / *</text:span><text:span text:style-name="T49">63 / </text:span><text:span text:style-name="T50">62 / </text:span><text:span text:style-name="T51">60 / </text:span><text:span text:style-name="T52">54 </text:span><text:span text:style-name="T51">/ </text:span><text:span text:style-name="T53">5</text:span><text:span text:style-name="T54">3 / </text:span><text:span text:style-name="T55">48</text:span></text:p>
      <text:p text:style-name="P43"/>
      <text:p text:style-name="P25"><text:span text:style-name="T57">(</text:span><text:span text:style-name="T59">08</text:span><text:span text:style-name="T56">) </text:span><text:span text:style-name="T58">Le prénom de Jules César est…</text:span></text:p>
      <text:p text:style-name="P27"><text:span text:style-name="T37">*Caius / Marcus / </text:span><text:span text:style-name="T38">C</text:span><text:span text:style-name="T37">naeus / Marius / </text:span><text:span text:style-name="T39">Felix / </text:span><text:span text:style-name="T40">Tiberius / </text:span><text:span text:style-name="T37">Pompée / Julius</text:span></text:p>
      <text:p text:style-name="P39"/>
      <text:p text:style-name="P5"><text:span text:style-name="T3">(09)</text:span> Quel avocat, devenu consul, empêcha Catilina de fomenter un coup d'état en -63/-62 ?</text:p>
      <text:p text:style-name="P29">Plaute<text:tab/><text:tab/>*Cicéron<text:tab/><text:tab/>Enée<text:tab/><text:tab/>Virgile<text:tab/><text:tab/><text:tab/>Pompée</text:p>
      <text:p text:style-name="P47"/>
      <text:p text:style-name="P5"><text:span text:style-name="T3">(10)</text:span> La révolte d'une bande d'esclaves dans le Sud de l'Italie déstabilisa la république romaine. A la tête de cette « guerre servile » se trouvait</text:p>
      <text:p text:style-name="P29">*Spartacus<text:tab/>Attila<text:tab/><text:tab/>Bremius<text:tab/>Flaucus<text:tab/><text:tab/>Georgius<text:tab/><text:tab/>Monstrus</text:p>
      <text:p text:style-name="P47"/>
      <text:p text:style-name="P5"><text:span text:style-name="T3">(11)</text:span> Les dates de cette guerre servile sont</text:p>
      <text:p text:style-name="P29">-93 / -91<text:tab/><text:tab/>-83 / -81<text:tab/><text:tab/>*-73 / -71<text:tab/><text:tab/>-63 / -61<text:tab/><text:tab/>-53 / -51</text:p>
      <text:p text:style-name="P47"/>
      <text:p text:style-name="P5"><text:span text:style-name="T3">(12)</text:span> Qui s'affronta au cours de la première guerre civile ?</text:p>
      <text:p text:style-name="P29">César-Auguste-Pompée<text:tab/><text:tab/>*César-Crassus-Pompée<text:tab/><text:tab/>César-Octave-Pompée</text:p>
      <text:p text:style-name="P29">César-Auguste-Crassus<text:tab/><text:tab/>César-Pompée-Antoine<text:tab/><text:tab/>Octave-Antoine-Auguste</text:p>
      <text:p text:style-name="P47"/>
      <text:p text:style-name="P5"><text:span text:style-name="T3">(13)</text:span> Qui s'affronta au cours de la seconde guerre civile ?</text:p>
      <text:p text:style-name="P5"><text:tab/><text:span text:style-name="T1">Pompée-Auguste<text:tab/><text:tab/>César-Octave<text:tab/><text:tab/>*Antoine-Octave</text:span></text:p>
      <text:p text:style-name="P29"><text:tab/>César-Auguste<text:tab/><text:tab/>César-Pompée<text:tab/><text:tab/>Octave-<text:span text:style-name="T65">Hannibal</text:span></text:p>
      <text:p text:style-name="P47"/>
      <text:p text:style-name="P5"><text:span text:style-name="T3">(14)</text:span> Jules César vainquit la Gaule lors d'une bataille, à Alésia. La date de cette bataille est</text:p>
      <text:p text:style-name="P5"><text:tab/><text:span text:style-name="T1">-60<text:tab/>-59<text:tab/>-58<text:tab/>-57<text:tab/>-56<text:tab/>-55<text:tab/>-54<text:tab/>-53<text:tab/>*-52<text:tab/>-51<text:tab/>-50<text:tab/>-49<text:tab/>-48</text:span></text:p>
      <text:p text:style-name="P47"/>
      <text:p text:style-name="P5"><text:span text:style-name="T3">(15)</text:span> Jules César mourut, frappé par les Sénateurs. Parmi eux se trouvait son fils adoptif,</text:p>
      <text:p text:style-name="P29"><text:tab/>Ascagne<text:tab/>Titius<text:tab/><text:tab/>*Brutus<text:tab/><text:tab/>Marco<text:tab/><text:tab/>Aenax<text:tab/><text:tab/>Barbarus</text:p>
      <text:p text:style-name="P47"/>
      <text:p text:style-name="P5"><text:span text:style-name="T3">(16) </text:span>A quel<text:span text:style-name="T66">le</text:span> date mourut Jules César ?</text:p>
      <text:p text:style-name="P29"><text:tab/>*15 mars -44<text:tab/><text:tab/>15 mars -34<text:tab/><text:tab/>15 mars -24<text:tab/><text:tab/>15 mars -14</text:p>
      <text:p text:style-name="P47"/>
      <text:p text:style-name="P1"><text:span text:style-name="T64">(17)</text:span><text:span text:style-name="T63"> Auguste s'est d'abord appelé </text:span></text:p>
      <text:p text:style-name="P1"><text:tab/>César<text:tab/>/ Antoine / Pompée / Crassus / Cicéron / *Octave</text:p>
      <text:p text:style-name="P34"/>
      <text:p text:style-name="P5"><text:span text:style-name="T3">(</text:span>1<text:span text:style-name="T62">8) </text:span>A quelle date eut lieu la bataille d'Actium, grâce à laquelle Auguste devint empereur ?</text:p>
      <text:p text:style-name="P29"><text:tab/>-41 / -40 / -39 / -38 / -37 / -36 / -35 / -34 / -33 / -32 / *-31 / -30 / -29 / -28 / -27 / -26</text:p>
      <text:p text:style-name="P47"/>
      <text:p text:style-name="P5"><text:span text:style-name="T3">(19)</text:span> En quelle langue furent prononcés les derniers mots de César, mots que l'on traduit par « Toi aussi, mon fils ? »</text:p>
      <text:p text:style-name="P29"><text:tab/>latin<text:tab/><text:tab/>*grec<text:tab/><text:tab/>français</text:p>
      <text:p text:style-name="P49"/>
      <text:p text:style-name="P5"><text:span text:style-name="T3">(20)</text:span> En 49 Jules César franchit un fleuve pour attaquer son adversaire lors de la seconde guerre civile. Quelle formule prononça-t-il ?</text:p>
      <text:p text:style-name="P32"><text:tab/>*<text:span text:style-name="T67">Alea iacta est.<text:tab/><text:tab/> Aleae iactae sunt.<text:tab/><text:tab/> Aleam iactam est.</text:span></text:p>
      <text:p text:style-name="P29"/>
      <text:p text:style-name="P5"/>
      <text:p text:style-name="P5"><text:tab/><text:tab/></text:p>
      <text:p text:style-name="P52"><text:soft-page-break/>QCM « la fin de la République » <text:span text:style-name="T2">jusqu’à -27</text:span></text:p>
      <text:p text:style-name="P40"/>
      <text:p text:style-name="P54"><text:span text:style-name="T10">(01) </text:span><text:span text:style-name="T32">Tiberius Graccus propose en vain de limiter le droit de la </text:span><text:span text:style-name="T5">possessio</text:span><text:span text:style-name="T32"> individuel</text:span><text:span text:style-name="T34">le</text:span><text:span text:style-name="T32"> mais meurt e</text:span><text:span text:style-name="T33">n …</text:span></text:p>
      <text:p text:style-name="P3"><text:span text:style-name="T9">1</text:span><text:span text:style-name="T8">33 / </text:span><text:span text:style-name="T28">115 / </text:span><text:span text:style-name="T29">100 / </text:span><text:span text:style-name="T11">82 / </text:span><text:span text:style-name="T12">73 / </text:span><text:span text:style-name="T13">63 / </text:span><text:span text:style-name="T14">62 / </text:span><text:span text:style-name="T15">60 / </text:span><text:span text:style-name="T16">54 / </text:span><text:span text:style-name="T17">53</text:span><text:span text:style-name="T30"> / </text:span><text:span text:style-name="T31">48</text:span></text:p>
      <text:p text:style-name="P46"/>
      <text:p text:style-name="P7"><text:span text:style-name="T8">(02) Gaius</text:span><text:span text:style-name="T9"> Graccus propose en vain d</text:span><text:span text:style-name="T8">'assigner plus généreusement des terres à cultiver mais meur</text:span><text:span text:style-name="T10">t …</text:span></text:p>
      <text:p text:style-name="P3"><text:span text:style-name="T8">jeté dans le Tibre / </text:span><text:span text:style-name="T18">poignardé en plein Sénat / </text:span><text:span text:style-name="T19">après une campagne contre les Parthes / sur le Janicule / </text:span><text:span text:style-name="T20">en exil / </text:span></text:p>
      <text:p text:style-name="P36"/>
      <text:p text:style-name="P9"><text:span text:style-name="T20">(</text:span><text:span text:style-name="T8">03) </text:span><text:span text:style-name="T21">Gaius Marius (157 – 86) </text:span><text:span text:style-name="T22">était le chef de fil des …</text:span></text:p>
      <text:p text:style-name="P14"><text:span text:style-name="T36">p</text:span><text:span text:style-name="T35">opulares</text:span><text:span text:style-name="T8"> / </text:span><text:span text:style-name="T35">optimates</text:span><text:span text:style-name="T8"> / du parti de la troisième voie, des modérés</text:span></text:p>
      <text:p text:style-name="P42"/>
      <text:p text:style-name="P18"><text:span text:style-name="T8">(04) </text:span><text:span text:style-name="T23">Sylla, l'adversaire de Marius s'oppose à lui lors de la première guerre civile (88-87) puis lors de la seconde, en…</text:span></text:p>
      <text:p text:style-name="P16"><text:span text:style-name="T11">1</text:span><text:span text:style-name="T23">33 / </text:span><text:span text:style-name="T28">115 / </text:span><text:span text:style-name="T29">100 / </text:span><text:span text:style-name="T11">82 /</text:span><text:span text:style-name="T12"> 73 / </text:span><text:span text:style-name="T13">63 / </text:span><text:span text:style-name="T14">62 / </text:span><text:span text:style-name="T15">60 </text:span><text:span text:style-name="T17">/ 53</text:span><text:span text:style-name="T30"> / </text:span><text:span text:style-name="T31">48</text:span></text:p>
      <text:p text:style-name="P46"/>
      <text:p text:style-name="P20"><text:span text:style-name="T41">(</text:span><text:span text:style-name="T61">05</text:span><text:span text:style-name="T35">) </text:span><text:span text:style-name="T60">Pompée</text:span><text:span text:style-name="T42"> est vaincu par Jules César à Pharsale, en …</text:span></text:p>
      <text:p text:style-name="P24"><text:span text:style-name="T43">1</text:span><text:span text:style-name="T44">33 / </text:span><text:span text:style-name="T45">115 / </text:span><text:span text:style-name="T46">100 / </text:span><text:span text:style-name="T43">82 /</text:span><text:span text:style-name="T47"> 7</text:span><text:span text:style-name="T48">3 / </text:span><text:span text:style-name="T49">63 / </text:span><text:span text:style-name="T50">62 / </text:span><text:span text:style-name="T51">60 / </text:span><text:span text:style-name="T52">54 </text:span><text:span text:style-name="T51">/ </text:span><text:span text:style-name="T53">5</text:span><text:span text:style-name="T54">3 / </text:span><text:span text:style-name="T55">48</text:span></text:p>
      <text:p text:style-name="P44"/>
      <text:p text:style-name="P22"><text:span text:style-name="T55">(</text:span><text:span text:style-name="T61">06</text:span><text:span text:style-name="T35">) </text:span><text:span text:style-name="T46">Jules César est né en…</text:span></text:p>
      <text:p text:style-name="P24"><text:span text:style-name="T43">1</text:span><text:span text:style-name="T44">33 / </text:span><text:span text:style-name="T45">115 / </text:span><text:span text:style-name="T46">100 / </text:span><text:span text:style-name="T43">82 /</text:span><text:span text:style-name="T47"> 7</text:span><text:span text:style-name="T48">3 / </text:span><text:span text:style-name="T49">63 / </text:span><text:span text:style-name="T50">62 / </text:span><text:span text:style-name="T51">60 / </text:span><text:span text:style-name="T52">54 </text:span><text:span text:style-name="T51">/ </text:span><text:span text:style-name="T53">5</text:span><text:span text:style-name="T54">3 / </text:span><text:span text:style-name="T55">48</text:span></text:p>
      <text:p text:style-name="P38"/>
      <text:p text:style-name="P11"><text:span text:style-name="T9">(</text:span><text:span text:style-name="T27">07</text:span><text:span text:style-name="T8">) Sa carrière est rapide : il sera </text:span><text:span text:style-name="T24">à la tête de la religion romaine, </text:span><text:span text:style-name="T6">pontifex maximus</text:span><text:span text:style-name="T24">, souverain pontife, </text:span><text:span text:style-name="T25">peu avant la con</text:span><text:span text:style-name="T26">juration de Catilina, </text:span><text:span text:style-name="T24">en…</text:span></text:p>
      <text:p text:style-name="P24"><text:span text:style-name="T43">1</text:span><text:span text:style-name="T44">33 / </text:span><text:span text:style-name="T45">115 / </text:span><text:span text:style-name="T46">100 / </text:span><text:span text:style-name="T43">82 /</text:span><text:span text:style-name="T47"> 7</text:span><text:span text:style-name="T48">3 / </text:span><text:span text:style-name="T49">63 / </text:span><text:span text:style-name="T50">62 / </text:span><text:span text:style-name="T51">60 / </text:span><text:span text:style-name="T52">54 </text:span><text:span text:style-name="T51">/ </text:span><text:span text:style-name="T53">5</text:span><text:span text:style-name="T54">3 / </text:span><text:span text:style-name="T55">48</text:span></text:p>
      <text:p text:style-name="P44"/>
      <text:p text:style-name="P26"><text:span text:style-name="T57">(</text:span><text:span text:style-name="T59">08</text:span><text:span text:style-name="T56">) </text:span><text:span text:style-name="T58">Le prénom de Jules César est…</text:span></text:p>
      <text:p text:style-name="P28"><text:span text:style-name="T37">Caius / Marcus / </text:span><text:span text:style-name="T38">C</text:span><text:span text:style-name="T37">naeus / Marius / </text:span><text:span text:style-name="T39">Felix / </text:span><text:span text:style-name="T40">Tiberius / </text:span><text:span text:style-name="T37">Pompée / Julius</text:span></text:p>
      <text:p text:style-name="P40"/>
      <text:p text:style-name="P12"><text:span text:style-name="T3">(09)</text:span> Quel avocat, devenu consul, empêcha Catilina de fomenter un coup d'état en -63/-62 ?</text:p>
      <text:p text:style-name="P30">Plaute<text:tab/><text:tab/>Cicéron<text:tab/><text:tab/>Enée<text:tab/><text:tab/>Virgile<text:tab/><text:tab/><text:tab/>Pompée</text:p>
      <text:p text:style-name="P48"/>
      <text:p text:style-name="P12"><text:span text:style-name="T3">(10)</text:span> La révolte d'une bande d'esclaves dans le Sud de l'Italie déstabilisa la république romaine. A la tête de cette « guerre servile » se trouvait</text:p>
      <text:p text:style-name="P30">Spartacus<text:tab/>Attila<text:tab/><text:tab/>Bremius<text:tab/>Flaucus<text:tab/><text:tab/>Georgius<text:tab/><text:tab/>Monstrus</text:p>
      <text:p text:style-name="P48"/>
      <text:p text:style-name="P12"><text:span text:style-name="T3">(11)</text:span> Les dates de cette guerre servile sont</text:p>
      <text:p text:style-name="P30">-93 / -91<text:tab/><text:tab/>-83 / -81<text:tab/><text:tab/>-73 / -71<text:tab/><text:tab/>-63 / -61<text:tab/><text:tab/>-53 / -51</text:p>
      <text:p text:style-name="P48"/>
      <text:p text:style-name="P12"><text:span text:style-name="T3">(12)</text:span> Qui s'affronta au cours de la première guerre civile ?</text:p>
      <text:p text:style-name="P30">César-Auguste-Pompée<text:tab/><text:tab/>César-Crassus-Pompée<text:tab/><text:tab/>César-Octave-Pompée</text:p>
      <text:p text:style-name="P30">César-Auguste-Crassus<text:tab/><text:tab/>César-Pompée-Antoine<text:tab/><text:tab/>Octave-Antoine-Auguste</text:p>
      <text:p text:style-name="P48"/>
      <text:p text:style-name="P12"><text:span text:style-name="T3">(13)</text:span> Qui s'affronta au cours de la seconde guerre civile ?</text:p>
      <text:p text:style-name="P12"><text:tab/><text:span text:style-name="T1">Pompée-Auguste<text:tab/><text:tab/>César-Octave<text:tab/><text:tab/>Antoine-Octave</text:span></text:p>
      <text:p text:style-name="P31"><text:tab/>César-Auguste<text:tab/><text:tab/>César-Pompée<text:tab/><text:tab/>Octave-<text:span text:style-name="T65">Hannibal</text:span></text:p>
      <text:p text:style-name="P48"/>
      <text:p text:style-name="P12"><text:span text:style-name="T3">(14)</text:span> Jules César vainquit la Gaule lors d'une bataille, à Alésia. La date de cette bataille est</text:p>
      <text:p text:style-name="P12"><text:tab/><text:span text:style-name="T1">-60<text:tab/>-59<text:tab/>-58<text:tab/>-57<text:tab/>-56<text:tab/>-55<text:tab/>-54<text:tab/>-53<text:tab/>-52<text:tab/>-51<text:tab/>-50<text:tab/>-49<text:tab/>-48</text:span></text:p>
      <text:p text:style-name="P48"/>
      <text:p text:style-name="P12"><text:span text:style-name="T3">(15)</text:span> Jules César mourut, frappé par les Sénateurs. Parmi eux se trouvait son fils adoptif,</text:p>
      <text:p text:style-name="P30"><text:tab/>Ascagne<text:tab/>Titius<text:tab/><text:tab/>Brutus<text:tab/><text:tab/>Marco<text:tab/><text:tab/>Aenax<text:tab/><text:tab/>Barbarus</text:p>
      <text:p text:style-name="P48"/>
      <text:p text:style-name="P12"><text:span text:style-name="T3">(16) </text:span>A quel date mourut Jules César ?</text:p>
      <text:p text:style-name="P30"><text:tab/>15 mars -44<text:tab/><text:tab/>15 mars -34<text:tab/><text:tab/>15 mars -24<text:tab/><text:tab/>15 mars -14</text:p>
      <text:p text:style-name="P48"/>
      <text:p text:style-name="P4"><text:span text:style-name="T64">(17)</text:span><text:span text:style-name="T63"> Auguste s'est d'abord appelé </text:span></text:p>
      <text:p text:style-name="P4"><text:tab/>César / Antoine / Pompée / Crassus / Cicéron / Octave</text:p>
      <text:p text:style-name="P40"/>
      <text:p text:style-name="P12"><text:span text:style-name="T3">(</text:span>1<text:span text:style-name="T62">8) </text:span>A quelle date eut lieu la bataille d'Actium, grâce à laquelle Auguste devient empereur ?</text:p>
      <text:p text:style-name="P30"><text:tab/>-41 / -40 / -39 / -38 / -37 / -36 / -35 / -34 / -33 / -32 / -31 / -30 / -29 / -28 / -27 / -26</text:p>
      <text:p text:style-name="P48"/>
      <text:p text:style-name="P12"><text:span text:style-name="T3">(19)</text:span> En quelle langue furent prononcés les derniers mots de César, mots que l'on traduit par « Toi aussi, mon fils ? »</text:p>
      <text:p text:style-name="P30"><text:tab/>latin<text:tab/><text:tab/>grec<text:tab/><text:tab/>français</text:p>
      <text:p text:style-name="P50"/>
      <text:p text:style-name="P12"><text:span text:style-name="T3">(20)</text:span> En 49 Jules César franchit un fleuve pour attaquer son adversaire lors de la seconde guerre civile. Quelle formule prononça-t-il ?</text:p>
      <text:p text:style-name="P33"><text:tab/><text:span text:style-name="T67">Alea iacta est.<text:tab/><text:tab/> Aleae iactae sunt.<text:tab/><text:tab/> Aleam iactam est.</text:span></text:p>
      <text:p text:style-name="P30"/>
      <text:p text:style-name="P12"/>
      <text:p text:style-name="P1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 e</meta:initial-creator>
    <meta:creation-date>2008-05-20T12:32:22</meta:creation-date>
    <dc:date>2021-01-10T15:15:58.571015596</dc:date>
    <meta:editing-cycles>158</meta:editing-cycles>
    <meta:editing-duration>PT1H18M21S</meta:editing-duration>
    <meta:document-statistic meta:table-count="0" meta:image-count="0" meta:object-count="0" meta:page-count="2" meta:paragraph-count="88" meta:word-count="1162" meta:character-count="5917" meta:non-whitespace-character-count="4747"/>
    <meta:user-defined meta:name="Info 1"/>
    <meta:user-defined meta:name="Info 2"/>
    <meta:user-defined meta:name="Info 3"/>
    <meta:user-defined meta:name="Info 4"/>
  </office:meta>
</office:document-meta>
</file>